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ManagerImpl.nodeTypeUnregistered( Name 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TypeManagerImpl.getPropertyDefinition( QProperty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ManagerImpl.getNodeTyp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ManagerImpl.nodeTypeReRegistered( Name 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odeTypeManagerImpl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hasNodeType(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TypeManagerImpl.en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dump( PrintStream p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NodeTypeManagerImpl.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NodeTypeManagerImpl( NodeTypeRegistry ntReg , ManagerProvider mgrProvider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ManagerImpl.getPrimary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ManagerImpl.getNodeType( String node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TypeManagerImpl.getAll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TypeManagerImpl.nodeTypeRegistered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ManagerImpl.getMixinNod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TypeManagerImpl.n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ManagerImpl.getNodeDefinition( QNodeDefinition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